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C0000000BA339F486E711906F.png" manifest:media-type="image/png"/>
  <manifest:file-entry manifest:full-path="Pictures/100002010000000E00000009B060D6B73AB9079A.png" manifest:media-type="image/png"/>
  <manifest:file-entry manifest:full-path="Pictures/100009E30000013400000127AC4575CC8260EE9E.svg" manifest:media-type="image/svg+xml"/>
  <manifest:file-entry manifest:full-path="Pictures/1000056B00000178000000E2B22A3A76FA10D662.svg" manifest:media-type="image/svg+xml"/>
  <manifest:file-entry manifest:full-path="Pictures/100002010000000F0000000D694AAA12D2A28111.png" manifest:media-type="image/png"/>
  <manifest:file-entry manifest:full-path="Pictures/100009BD0000019A00000164DE7789FA902A6722.svg" manifest:media-type="image/svg+xml"/>
  <manifest:file-entry manifest:full-path="Pictures/100002010000000F0000000A2DB94D00A74072B7.png" manifest:media-type="image/png"/>
  <manifest:file-entry manifest:full-path="Pictures/1000088F000001950000010FA2C813850A4570FB.svg" manifest:media-type="image/svg+xml"/>
  <manifest:file-entry manifest:full-path="Pictures/100002010000000D0000000B48032A7F959CA2D3.png" manifest:media-type="image/png"/>
  <manifest:file-entry manifest:full-path="Pictures/10000690000001620000011C40AA463AE73FC73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vertical-align="middle" draw:auto-grow-height="false" fo:min-height="6.791cm" fo:min-width="7.026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3.207cm" fo:min-width="3.20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stroke="dash" draw:stroke-dash="Long_20_Dash" svg:stroke-color="#000000" draw:marker-start="" draw:marker-end="" draw:marker-end-width="0.3cm" draw:fill="none" draw:textarea-vertical-align="middle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svg:title>TexMaths</svg:title>
          <svg:desc>14§display§$e^+$
§svg§600§FALSE§</svg:desc>
          <draw:frame draw:style-name="gr1" draw:text-style-name="P1" draw:layer="layout" svg:width="1.396cm" svg:height="1.05cm" svg:x="7.995cm" svg:y="5.308cm">
            <draw:image xlink:href="Pictures/10000690000001620000011C40AA463AE73FC730.svg" xlink:type="simple" xlink:show="embed" xlink:actuate="onLoad" draw:mime-type="image/svg+xml">
              <text:p/>
            </draw:image>
            <draw:image xlink:href="Pictures/100002010000000D0000000B48032A7F959CA2D3.png" xlink:type="simple" xlink:show="embed" xlink:actuate="onLoad" draw:mime-type="image/png"/>
          </draw:frame>
          <draw:g>
            <svg:title>TexMaths</svg:title>
            <svg:desc>14§display§$\mu^-$§svg§600§FALSE§</svg:desc>
            <draw:frame draw:style-name="gr1" draw:text-style-name="P2" draw:layer="layout" svg:width="1.113cm" svg:height="0.923cm" svg:x="24.324cm" svg:y="1.905cm">
              <draw:image xlink:href="Pictures/1000088F000001950000010FA2C813850A4570FB.svg" xlink:type="simple" xlink:show="embed" xlink:actuate="onLoad" draw:mime-type="image/svg+xml">
                <text:p/>
              </draw:image>
              <draw:image xlink:href="Pictures/100002010000000F0000000A2DB94D00A74072B7.png" xlink:type="simple" xlink:show="embed" xlink:actuate="onLoad" draw:mime-type="image/png"/>
            </draw:frame>
          </draw:g>
          <draw:g>
            <svg:title>TexMaths</svg:title>
            <svg:desc>14§display§$\mu^+$§svg§600§FALSE§</svg:desc>
            <draw:frame draw:style-name="gr1" draw:text-style-name="P2" draw:layer="layout" svg:width="1.116cm" svg:height="1.167cm" svg:x="23.273cm" svg:y="12.486cm">
              <draw:image xlink:href="Pictures/100009BD0000019A00000164DE7789FA902A6722.svg" xlink:type="simple" xlink:show="embed" xlink:actuate="onLoad" draw:mime-type="image/svg+xml">
                <text:p/>
              </draw:image>
              <draw:image xlink:href="Pictures/100002010000000F0000000D694AAA12D2A28111.png" xlink:type="simple" xlink:show="embed" xlink:actuate="onLoad" draw:mime-type="image/png"/>
            </draw:frame>
          </draw:g>
          <draw:custom-shape draw:style-name="gr2" draw:text-style-name="P3" draw:layer="layout" svg:width="7.526cm" svg:height="7.041cm" draw:transform="skewX (0.000349065850398866) rotate (-1.59313654122042) translate (17.248cm 3.583cm)">
            <text:p/>
            <draw:enhanced-geometry draw:glue-point-type="segments" draw:mirror-horizontal="false" draw:mirror-vertical="false" draw:type="mso-spt100" draw:modifiers="-92.9753070326686 -115.56803937623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3" draw:layer="layout" svg:width="5.239cm" svg:height="4.889cm" svg:x="11.817cm" svg:y="4.59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svg:title>TexMaths</svg:title>
            <svg:desc>14§display§$e^-$§svg§600§FALSE§</svg:desc>
            <draw:frame draw:style-name="gr1" draw:text-style-name="P2" draw:layer="layout" svg:width="1.424cm" svg:height="0.869cm" svg:x="12.167cm" svg:y="5.58cm">
              <draw:image xlink:href="Pictures/1000056B00000178000000E2B22A3A76FA10D662.svg" xlink:type="simple" xlink:show="embed" xlink:actuate="onLoad" draw:mime-type="image/svg+xml">
                <text:p/>
              </draw:image>
              <draw:image xlink:href="Pictures/100002010000000E00000009B060D6B73AB9079A.png" xlink:type="simple" xlink:show="embed" xlink:actuate="onLoad" draw:mime-type="image/png"/>
            </draw:frame>
          </draw:g>
          <draw:custom-shape draw:style-name="gr4" draw:text-style-name="P4" draw:layer="layout" svg:width="0.35cm" svg:height="0.35cm" svg:x="12.362cm" svg:y="6.99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svg:title>TexMaths</svg:title>
            <svg:desc>14§display§$\vartheta'$§svg§600§FALSE§</svg:desc>
            <draw:frame draw:style-name="gr1" draw:text-style-name="P2" draw:layer="layout" svg:width="1.115cm" svg:height="0.95cm" svg:x="15.659cm" svg:y="6.013cm">
              <draw:image xlink:href="Pictures/100009E30000013400000127AC4575CC8260EE9E.svg" xlink:type="simple" xlink:show="embed" xlink:actuate="onLoad" draw:mime-type="image/svg+xml">
                <text:p/>
              </draw:image>
              <draw:image xlink:href="Pictures/100002010000000C0000000BA339F486E711906F.png" xlink:type="simple" xlink:show="embed" xlink:actuate="onLoad" draw:mime-type="image/png"/>
            </draw:frame>
          </draw:g>
        </draw:g>
        <draw:line draw:style-name="gr5" draw:text-style-name="P2" draw:layer="layout" svg:x1="1.69cm" svg:y1="7.186cm" svg:x2="11.608cm" svg:y2="7.186cm">
          <text:p/>
        </draw:line>
        <draw:line draw:style-name="gr6" draw:text-style-name="P2" draw:layer="layout" svg:x1="13.891cm" svg:y1="7.442cm" svg:x2="25.508cm" svg:y2="12.625cm">
          <text:p/>
        </draw:line>
        <draw:line draw:style-name="gr6" draw:text-style-name="P2" draw:layer="layout" svg:x1="13.893cm" svg:y1="6.71cm" svg:x2="26.264cm" svg:y2="2.588cm">
          <text:p/>
        </draw:line>
        <draw:line draw:style-name="gr7" draw:text-style-name="P2" draw:layer="layout" svg:x1="26.244cm" svg:y1="7.147cm" svg:x2="14.318cm" svg:y2="7.14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59cm" fo:margin-right="1.59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0T22:10:32.051501368</meta:creation-date>
    <dc:date>2021-02-20T23:17:55.057482262</dc:date>
    <meta:editing-duration>PT26M49S</meta:editing-duration>
    <meta:editing-cycles>6</meta:editing-cycles>
    <meta:generator>LibreOffice/7.0.3.1$Linux_X86_64 LibreOffice_project/00$Build-1</meta:generator>
    <meta:document-statistic meta:object-count="17"/>
  </office:meta>
</office:document-meta>
</file>